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0000002C2EFB9A1D795ED13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5c2" officeooo:paragraph-rsid="001d5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455cm" svg:y="3.32cm" svg:width="19.667cm" svg:height="16.088cm" draw:z-index="0"><draw:image xlink:href="Pictures/10000001000003B0000002C2EFB9A1D795ED1382.png" xlink:type="simple" xlink:show="embed" xlink:actuate="onLoad" draw:mime-type="image/png"/></draw:frame>ER Diagram 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4:41:07.007416795</meta:creation-date>
    <dc:date>2023-11-16T14:50:16.060926422</dc:date>
    <meta:editing-duration>PT3M3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3" meta:character-count="12" meta:non-whitespace-character-count="10"/>
  </office:meta>
</office:document-meta>
</file>